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c16b" officeooo:paragraph-rsid="0013baf9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3baf9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5c16b" officeooo:paragraph-rsid="0013baf9" style:font-weight-asian="normal" style:font-weight-complex="normal"/>
    </style:style>
    <style:style style:name="P5" style:family="paragraph" style:parent-style-name="Standard">
      <style:text-properties officeooo:paragraph-rsid="0013baf9"/>
    </style:style>
    <style:style style:name="P6" style:family="paragraph" style:parent-style-name="Standard">
      <style:paragraph-properties fo:break-before="page"/>
      <style:text-properties officeooo:paragraph-rsid="0013baf9"/>
    </style:style>
    <style:style style:name="P7" style:family="paragraph" style:parent-style-name="Standard">
      <style:text-properties style:text-underline-style="none" fo:font-weight="normal" officeooo:rsid="0005c16b" officeooo:paragraph-rsid="0013baf9" style:font-weight-asian="normal" style:font-weight-complex="normal"/>
    </style:style>
    <style:style style:name="T1" style:family="text">
      <style:text-properties officeooo:rsid="0013baf9"/>
    </style:style>
    <style:style style:name="T2" style:family="text">
      <style:text-properties officeooo:rsid="00143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</text:p>
      <text:p text:style-name="Standard"/>
      <text:p text:style-name="Standard">/*</text:p>
      <text:p text:style-name="Standard">Roll No<text:tab/>: B21CSB69</text:p>
      <text:p text:style-name="Standard">Name <text:tab/><text:tab/>: Sreelal V</text:p>
      <text:p text:style-name="Standard">Experiment No : <text:span text:style-name="T2">4</text:span>.<text:span text:style-name="T1">1</text:span></text:p>
      <text:p text:style-name="Standard">*/</text:p>
      <text:p text:style-name="P4"/>
      <text:p text:style-name="P4">#include&lt;stdio.h&gt;</text:p>
      <text:p text:style-name="P4">#include&lt;stdlib.h&gt;</text:p>
      <text:p text:style-name="P4">#include&lt;unistd.h&gt;</text:p>
      <text:p text:style-name="P4">#include&lt;time.h&gt;</text:p>
      <text:p text:style-name="P4">#include&lt;semaphore.h&gt;</text:p>
      <text:p text:style-name="P4">#include&lt;pthread.h&gt;</text:p>
      <text:p text:style-name="P4"/>
      <text:p text:style-name="P4">#define BUFF_SIZE 10 </text:p>
      <text:p text:style-name="P4"/>
      <text:p text:style-name="P4">int buffer[BUFF_SIZE] ;</text:p>
      <text:p text:style-name="P4">int count = -1 ;</text:p>
      <text:p text:style-name="P4">int in = 0 ;</text:p>
      <text:p text:style-name="P4">int out = 0 ; </text:p>
      <text:p text:style-name="P4"/>
      <text:p text:style-name="P4">sem_t semaphore ; </text:p>
      <text:p text:style-name="P4"/>
      <text:p text:style-name="P4"/>
      <text:p text:style-name="P4">void* producer(void * arg){</text:p>
      <text:p text:style-name="P4"><text:s text:c="4"/>while(1){</text:p>
      <text:p text:style-name="P4"><text:s text:c="8"/>int y = rand() % 100 ; </text:p>
      <text:p text:style-name="P4"><text:s text:c="8"/>sem_wait(&amp;semaphore) ; </text:p>
      <text:p text:style-name="P4"><text:s text:c="8"/>if ( count &lt; BUFF_SIZE ){</text:p>
      <text:p text:style-name="P4"><text:s text:c="12"/>buffer[++count] = y ;</text:p>
      <text:p text:style-name="P4"><text:s text:c="12"/>printf("produced = %d\n",y) ;</text:p>
      <text:p text:style-name="P4"><text:s text:c="8"/>}</text:p>
      <text:p text:style-name="P4"><text:s text:c="8"/>sem_post(&amp;semaphore) ;</text:p>
      <text:p text:style-name="P4"><text:s text:c="8"/>sleep(1);</text:p>
      <text:p text:style-name="P4"><text:s text:c="4"/>}</text:p>
      <text:p text:style-name="P4"><text:s text:c="4"/>return NULL ;</text:p>
      <text:p text:style-name="P4">}</text:p>
      <text:p text:style-name="P4"/>
      <text:p text:style-name="P4">void* consumer(void * arg){</text:p>
      <text:p text:style-name="P4"><text:s text:c="4"/>while(1){</text:p>
      <text:p text:style-name="P4"><text:s text:c="8"/>int y ;</text:p>
      <text:p text:style-name="P4"><text:s text:c="8"/>sem_wait(&amp;semaphore) ; </text:p>
      <text:p text:style-name="P4"><text:s text:c="8"/>if ( count &gt;= 0 ){</text:p>
      <text:p text:style-name="P4"><text:s text:c="12"/>y = buffer[count--] ;</text:p>
      <text:p text:style-name="P4"><text:s text:c="12"/>printf("Consumed : %d\n",y) ;</text:p>
      <text:p text:style-name="P4"><text:s text:c="8"/>}</text:p>
      <text:p text:style-name="P4"><text:s text:c="8"/>sem_post(&amp;semaphore) ;</text:p>
      <text:p text:style-name="P4"><text:s text:c="8"/>sleep(1) ;</text:p>
      <text:p text:style-name="P4"><text:s text:c="4"/>}</text:p>
      <text:p text:style-name="P4">}</text:p>
      <text:p text:style-name="P4"/>
      <text:p text:style-name="P4"><text:soft-page-break/>int main(){</text:p>
      <text:p text:style-name="P4"><text:s text:c="4"/>pthread_t p, c ; </text:p>
      <text:p text:style-name="P4"><text:s text:c="4"/>srand(time(NULL)) ;</text:p>
      <text:p text:style-name="P4"/>
      <text:p text:style-name="P4"><text:s text:c="4"/>sem_init(&amp;semaphore, 0, 1);</text:p>
      <text:p text:style-name="P4"><text:s text:c="3"/></text:p>
      <text:p text:style-name="P4"/>
      <text:p text:style-name="P4"><text:s text:c="4"/>pthread_create(&amp;p, NULL , producer, NULL) ;</text:p>
      <text:p text:style-name="P4"><text:s text:c="4"/>pthread_create(&amp;c, NULL , consumer, NULL) ;</text:p>
      <text:p text:style-name="P4"><text:s text:c="4"/></text:p>
      <text:p text:style-name="P4"><text:s text:c="4"/>pthread_join(p, NULL) ; </text:p>
      <text:p text:style-name="P4"><text:s text:c="4"/>pthread_join(c, NULL) ; </text:p>
      <text:p text:style-name="P4"/>
      <text:p text:style-name="P4"><text:s text:c="4"/>sem_destroy(&amp;semaphore) ; </text:p>
      <text:p text:style-name="P4"><text:s text:c="3"/></text:p>
      <text:p text:style-name="P4"><text:s/></text:p>
      <text:p text:style-name="P4">}</text:p>
      <text:p text:style-name="P4"/>
      <text:p text:style-name="P2">output:</text:p>
      <text:p text:style-name="P4"/>
      <text:p text:style-name="P4">produced = 12</text:p>
      <text:p text:style-name="P4">Consumed : 12</text:p>
      <text:p text:style-name="P4">produced = 74</text:p>
      <text:p text:style-name="P4">Consumed : 74</text:p>
      <text:p text:style-name="P4">produced = 39</text:p>
      <text:p text:style-name="P4">Consumed : 39</text:p>
      <text:p text:style-name="P4">produced = 89</text:p>
      <text:p text:style-name="P4">produced = 76</text:p>
      <text:p text:style-name="P4">Consumed : 76</text:p>
      <text:p text:style-name="P4">produced = 85</text:p>
      <text:p text:style-name="P4">Consumed : 85</text:p>
      <text:p text:style-name="P4">produced = 72</text:p>
      <text:p text:style-name="P4">Consumed : 72</text:p>
      <text:p text:style-name="P4">Consumed : 89</text:p>
      <text:p text:style-name="P4">produced = 45</text:p>
      <text:p text:style-name="P4">produced = 34</text:p>
      <text:p text:style-name="P4">Consumed : 34</text:p>
      <text:p text:style-name="P4">produced = 90</text:p>
      <text:p text:style-name="P4">Consumed : 90</text:p>
      <text:p text:style-name="P4">produced = 73</text:p>
      <text:p text:style-name="P4">Consumed : 73</text:p>
      <text:p text:style-name="P4">Consumed : 45</text:p>
      <text:p text:style-name="P4">produced = 22</text:p>
      <text:p text:style-name="P4">Consumed : 22</text:p>
      <text:p text:style-name="P4">produced = 23</text:p>
      <text:p text:style-name="P4">Consumed : 23</text:p>
      <text:p text:style-name="P4">produced = 74</text:p>
      <text:p text:style-name="P4">Consumed : 74</text:p>
      <text:p text:style-name="P4">produced = 68</text:p>
      <text:p text:style-name="P4">Consumed : 68</text:p>
      <text:p text:style-name="P4">produced = 30</text:p>
      <text:p text:style-name="P4">Consumed : 30</text:p>
      <text:p text:style-name="P3">IMPLEMENTATION</text:p>
      <text:p text:style-name="P5"/>
      <text:p text:style-name="P5">/*</text:p>
      <text:p text:style-name="P5">Roll No<text:tab/>: B21CSB69</text:p>
      <text:p text:style-name="P5">Name <text:tab/><text:tab/>: Sreelal V</text:p>
      <text:p text:style-name="P5">Experiment No : <text:span text:style-name="T2">4</text:span>.<text:span text:style-name="T1">2</text:span></text:p>
      <text:p text:style-name="P4">*/</text:p>
      <text:p text:style-name="P4">#include&lt;stdio.h&gt;</text:p>
      <text:p text:style-name="P4">#include&lt;unistd.h&gt;</text:p>
      <text:p text:style-name="P4">#include&lt;pthread.h&gt;</text:p>
      <text:p text:style-name="P4">#include&lt;semaphore.h&gt;</text:p>
      <text:p text:style-name="P4"/>
      <text:p text:style-name="P4">#define N 5</text:p>
      <text:p text:style-name="P4">#define THINKING 2</text:p>
      <text:p text:style-name="P4">#define HUNGRY 1</text:p>
      <text:p text:style-name="P4">#define EATING 0</text:p>
      <text:p text:style-name="P4">#define LEFT (noPhil + 4) % N</text:p>
      <text:p text:style-name="P4">#define RIGHT (noPhil + 1) % N</text:p>
      <text:p text:style-name="P4"/>
      <text:p text:style-name="P4">int state[N];</text:p>
      <text:p text:style-name="P4">int phil[N] = { 0, 1, 2, 3, 4 };</text:p>
      <text:p text:style-name="P4">sem_t mutex;</text:p>
      <text:p text:style-name="P4">sem_t S[N];</text:p>
      <text:p text:style-name="P4"/>
      <text:p text:style-name="P4">void test(int noPhil){</text:p>
      <text:p text:style-name="P4"><text:s text:c="4"/>if (state[noPhil] == HUNGRY &amp;&amp; state[LEFT] != EATING &amp;&amp; state[RIGHT] != EATING) {</text:p>
      <text:p text:style-name="P4"/>
      <text:p text:style-name="P4"><text:s text:c="8"/>state[noPhil] = EATING;</text:p>
      <text:p text:style-name="P4"><text:s text:c="8"/>sleep(2);</text:p>
      <text:p text:style-name="P4"><text:s text:c="8"/>printf("Philosopher %d takes fork %d and %d\n", noPhil + 1, LEFT + 1, noPhil + 1);</text:p>
      <text:p text:style-name="P4"><text:s text:c="8"/>printf("Philosopher %d is Eating\n", noPhil + 1);</text:p>
      <text:p text:style-name="P4"><text:s text:c="8"/>sem_post(&amp;S[noPhil]);</text:p>
      <text:p text:style-name="P4"><text:s text:c="4"/>}</text:p>
      <text:p text:style-name="P4">}</text:p>
      <text:p text:style-name="P4"/>
      <text:p text:style-name="P4">void take_fork(int noPhil){</text:p>
      <text:p text:style-name="P4"><text:s text:c="4"/>sem_wait(&amp;mutex);</text:p>
      <text:p text:style-name="P4"/>
      <text:p text:style-name="P4"><text:s text:c="4"/>state[noPhil] = HUNGRY;</text:p>
      <text:p text:style-name="P4"><text:s text:c="4"/>printf("Philosopher %d is Hungry\n", noPhil + 1);</text:p>
      <text:p text:style-name="P4"/>
      <text:p text:style-name="P4"><text:s text:c="4"/>test(noPhil);</text:p>
      <text:p text:style-name="P4"><text:s text:c="4"/>sem_post(&amp;mutex);</text:p>
      <text:p text:style-name="P4"/>
      <text:p text:style-name="P4"><text:s text:c="4"/>sem_wait(&amp;S[noPhil]);</text:p>
      <text:p text:style-name="P4"><text:s text:c="4"/>sleep(1);</text:p>
      <text:p text:style-name="P4">}</text:p>
      <text:p text:style-name="P4"/>
      <text:p text:style-name="P4">void put_fork(int noPhil){</text:p>
      <text:p text:style-name="P4"><text:s text:c="4"/>sem_wait(&amp;mutex);</text:p>
      <text:p text:style-name="P4"/>
      <text:p text:style-name="P4"><text:s text:c="4"/>state[noPhil] = THINKING;</text:p>
      <text:p text:style-name="P4"><text:soft-page-break/><text:s text:c="4"/>printf("Philosopher %d putting fork %d and %d down\n",noPhil + 1, </text:p>
      <text:p text:style-name="P4"><text:s text:c="4"/>LEFT + 1, noPhil + 1);</text:p>
      <text:p text:style-name="P4"><text:s text:c="4"/>printf("Philosopher %d is thinking\n", noPhil + 1);</text:p>
      <text:p text:style-name="P4"><text:s text:c="4"/>test(LEFT);</text:p>
      <text:p text:style-name="P4"><text:s text:c="4"/>test(RIGHT);</text:p>
      <text:p text:style-name="P4"><text:s text:c="4"/>sem_post(&amp;mutex);</text:p>
      <text:p text:style-name="P4">}</text:p>
      <text:p text:style-name="P4"/>
      <text:p text:style-name="P4">void* philosopher(void* num){</text:p>
      <text:p text:style-name="P4"><text:s text:c="4"/>while (1) {</text:p>
      <text:p text:style-name="P4"><text:s text:c="8"/>int* i = num;</text:p>
      <text:p text:style-name="P4"><text:s text:c="8"/>sleep(1);</text:p>
      <text:p text:style-name="P4"><text:s text:c="8"/>take_fork(*i);</text:p>
      <text:p text:style-name="P4"><text:s text:c="8"/>sleep(0);</text:p>
      <text:p text:style-name="P4"><text:s text:c="8"/>put_fork(*i);</text:p>
      <text:p text:style-name="P4"><text:s text:c="4"/>}</text:p>
      <text:p text:style-name="P4">}</text:p>
      <text:p text:style-name="P4"/>
      <text:p text:style-name="P4">void main(){</text:p>
      <text:p text:style-name="P4"><text:s text:c="4"/>int i;</text:p>
      <text:p text:style-name="P4"><text:s text:c="4"/>pthread_t thread_id[N];</text:p>
      <text:p text:style-name="P4"/>
      <text:p text:style-name="P4"><text:s text:c="4"/>sem_init(&amp;mutex, 0, 1);</text:p>
      <text:p text:style-name="P4"><text:s text:c="4"/>for (i = 0; i &lt; N; i++)</text:p>
      <text:p text:style-name="P4"><text:s text:c="4"/>sem_init(&amp;S[i], 0, 0);</text:p>
      <text:p text:style-name="P4"><text:s text:c="4"/>for (i = 0; i &lt; N; i++) {</text:p>
      <text:p text:style-name="P4"/>
      <text:p text:style-name="P4"><text:s text:c="8"/>pthread_create(&amp;thread_id[i], NULL,philosopher, &amp;phil[i]);</text:p>
      <text:p text:style-name="P4"><text:s text:c="8"/>printf("Philosopher %d is thinking\n", i + 1);</text:p>
      <text:p text:style-name="P4"><text:s text:c="4"/>}</text:p>
      <text:p text:style-name="P4"><text:s text:c="4"/>for (i = 0; i &lt; N; i++){</text:p>
      <text:p text:style-name="P4"><text:s text:c="4"/>pthread_join(thread_id[i], NULL);</text:p>
      <text:p text:style-name="P4">}</text:p>
      <text:p text:style-name="P4">}</text:p>
      <text:p text:style-name="P4"/>
      <text:p text:style-name="P2">output:</text:p>
      <text:p text:style-name="P4"/>
      <text:p text:style-name="P4">Philosopher 1 is thinking</text:p>
      <text:p text:style-name="P4">Philosopher 2 is thinking</text:p>
      <text:p text:style-name="P4">Philosopher 3 is thinking</text:p>
      <text:p text:style-name="P4">Philosopher 4 is thinking</text:p>
      <text:p text:style-name="P4">Philosopher 5 is thinking</text:p>
      <text:p text:style-name="P4">Philosopher 3 is Hungry</text:p>
      <text:p text:style-name="P4">Philosopher 2 is Hungry</text:p>
      <text:p text:style-name="P4">Philosopher 1 is Hungry</text:p>
      <text:p text:style-name="P4">Philosopher 5 is Hungry</text:p>
      <text:p text:style-name="P4">Philosopher 4 is Hungry</text:p>
      <text:p text:style-name="P4">Philosopher 4 takes fork 3 and 4</text:p>
      <text:p text:style-name="P4">Philosopher 4 is Eating</text:p>
      <text:p text:style-name="P4">Philosopher 4 putting fork 3 and 4 down</text:p>
      <text:p text:style-name="P4">Philosopher 4 is thinking</text:p>
      <text:p text:style-name="P4">Philosopher 3 takes fork 2 and 3</text:p>
      <text:p text:style-name="P4"><text:soft-page-break/>Philosopher 3 is Eating</text:p>
      <text:p text:style-name="P4">Philosopher 5 takes fork 4 and 5</text:p>
      <text:p text:style-name="P4">Philosopher 5 is Eating</text:p>
      <text:p text:style-name="P4">Philosopher 3 putting fork 2 and 3 down</text:p>
      <text:p text:style-name="P4">Philosopher 3 is thinking</text:p>
      <text:p text:style-name="P4">Philosopher 2 takes fork 1 and 2</text:p>
      <text:p text:style-name="P4">Philosopher 2 is Eating</text:p>
      <text:p text:style-name="P4">Philosopher 4 is Hungry</text:p>
      <text:p text:style-name="P4">Philosopher 5 putting fork 4 and 5 down</text:p>
      <text:p text:style-name="P4">Philosopher 5 is thinking</text:p>
      <text:p text:style-name="P4">Philosopher 4 takes fork 3 and 4</text:p>
      <text:p text:style-name="P4">Philosopher 4 is Eating</text:p>
      <text:p text:style-name="P4">Philosopher 3 is Hungry</text:p>
      <text:p text:style-name="P4">Philosopher 2 putting fork 1 and 2 down</text:p>
      <text:p text:style-name="P4">Philosopher 2 is thinking</text:p>
      <text:p text:style-name="P4">Philosopher 1 takes fork 5 and 1</text:p>
      <text:p text:style-name="P4">Philosopher 1 is Eating</text:p>
      <text:p text:style-name="P4">Philosopher 5 is Hungry</text:p>
      <text:p text:style-name="P4">Philosopher 4 putting fork 3 and 4 down</text:p>
      <text:p text:style-name="P4">Philosopher 4 is thinking</text:p>
      <text:p text:style-name="P4">Philosopher 3 takes fork 2 and 3</text:p>
      <text:p text:style-name="P4">Philosopher 3 is Eating</text:p>
      <text:p text:style-name="P4">Philosopher 2 is Hungry</text:p>
      <text:p text:style-name="P4">Philosopher 1 putting fork 5 and 1 down</text:p>
      <text:p text:style-name="P4">Philosopher 1 is thinking</text:p>
      <text:p text:style-name="P4">Philosopher 5 takes fork 4 and 5</text:p>
      <text:p text:style-name="P4">Philosopher 5 is Eating</text:p>
      <text:p text:style-name="P4">Philosopher 4 is Hungry</text:p>
      <text:p text:style-name="P4">Philosopher 3 putting fork 2 and 3 down</text:p>
      <text:p text:style-name="P4">Philosopher 3 is thinking</text:p>
      <text:p text:style-name="P4">Philosopher 2 takes fork 1 and 2</text:p>
      <text:p text:style-name="P4">Philosopher 2 is Eating</text:p>
      <text:p text:style-name="P4">Philosopher 1 is Hungry</text:p>
      <text:p text:style-name="P4">Philosopher 5 putting fork 4 and 5 down</text:p>
      <text:p text:style-name="P4">Philosopher 5 is thinking</text:p>
      <text:p text:style-name="P4">Philosopher 4 takes fork 3 and 4</text:p>
      <text:p text:style-name="P4">Philosopher 4 is Eating</text:p>
      <text:p text:style-name="P4">Philosopher 3 is Hungry</text:p>
      <text:p text:style-name="P4">Philosopher 2 putting fork 1 and 2 down</text:p>
      <text:p text:style-name="P4">Philosopher 2 is thinking</text:p>
      <text:p text:style-name="P6"/>
      <text:p text:style-name="P3">IMPLEMENTATION</text:p>
      <text:p text:style-name="P5"/>
      <text:p text:style-name="P5">/*</text:p>
      <text:p text:style-name="P5">Roll No<text:tab/>: B21CSB69</text:p>
      <text:p text:style-name="P5">Name <text:tab/><text:tab/>: Sreelal V</text:p>
      <text:p text:style-name="P5">Experiment No : <text:span text:style-name="T2">4</text:span>.<text:span text:style-name="T1">3</text:span></text:p>
      <text:p text:style-name="P4">*/</text:p>
      <text:p text:style-name="P4"/>
      <text:p text:style-name="P4">#include &lt;stdio.h&gt;</text:p>
      <text:p text:style-name="P4"/>
      <text:p text:style-name="P4">int Max[10][10], need[10][10], alloc[10][10],avail[10],tot[10],work[10], finish[10], safeSequence[10];</text:p>
      <text:p text:style-name="P4">int p, r, i, j, process, count=0;</text:p>
      <text:p text:style-name="P4"/>
      <text:p text:style-name="P4">void safesequence(){</text:p>
      <text:p text:style-name="P4"><text:s text:c="4"/>printf("\n Max matrix:\tAllocation matrix:\n");</text:p>
      <text:p text:style-name="P4"><text:s text:c="4"/>for(i = 0; i &lt; p; i++){</text:p>
      <text:p text:style-name="P4"><text:s text:c="8"/>for( j = 0; j &lt; r; j++)</text:p>
      <text:p text:style-name="P4"><text:s text:c="12"/>printf("%d ", Max[i][j]);</text:p>
      <text:p text:style-name="P4"><text:s text:c="8"/>printf("\t\t");</text:p>
      <text:p text:style-name="P4"><text:s text:c="8"/>for( j = 0; j &lt; r; j++)</text:p>
      <text:p text:style-name="P4"><text:s text:c="12"/>printf("%d ", alloc[i][j]);</text:p>
      <text:p text:style-name="P4"><text:s text:c="8"/>printf("\n");</text:p>
      <text:p text:style-name="P4"><text:s text:c="4"/>}</text:p>
      <text:p text:style-name="P4"><text:s text:c="4"/>do{</text:p>
      <text:p text:style-name="P4"><text:s text:c="8"/>process = -1;</text:p>
      <text:p text:style-name="P4"><text:s text:c="8"/>for(i = 0; i &lt; p; i++){</text:p>
      <text:p text:style-name="P4"><text:s text:c="12"/>if(finish[i] == 0){</text:p>
      <text:p text:style-name="P4"><text:s text:c="16"/>process = i ;</text:p>
      <text:p text:style-name="P4"><text:s text:c="16"/>for(j = 0; j &lt; r; j++){</text:p>
      <text:p text:style-name="P4"><text:s text:c="20"/>if(work[j] &lt; need[i][j]){</text:p>
      <text:p text:style-name="P4"><text:s text:c="24"/>process = -1;</text:p>
      <text:p text:style-name="P4"><text:s text:c="24"/>break;</text:p>
      <text:p text:style-name="P4"><text:s text:c="20"/>}</text:p>
      <text:p text:style-name="P4"><text:s text:c="16"/>}</text:p>
      <text:p text:style-name="P4"><text:s text:c="12"/>}</text:p>
      <text:p text:style-name="P4"><text:s text:c="12"/>if(process != -1)</text:p>
      <text:p text:style-name="P4"><text:s text:c="16"/>break;</text:p>
      <text:p text:style-name="P4"><text:s text:c="8"/>}</text:p>
      <text:p text:style-name="P4"><text:s text:c="8"/>if(process != -1){</text:p>
      <text:p text:style-name="P4"><text:s text:c="12"/>safeSequence[count] = process ;</text:p>
      <text:p text:style-name="P4"><text:s text:c="12"/>count++;</text:p>
      <text:p text:style-name="P4"><text:s text:c="12"/>for(j = 0; j &lt; r; j++){</text:p>
      <text:p text:style-name="P4"><text:s text:c="16"/>work[j] += alloc[process][j];</text:p>
      <text:p text:style-name="P4"><text:s text:c="12"/>}</text:p>
      <text:p text:style-name="P4"><text:s text:c="12"/>finish[process] = 1;</text:p>
      <text:p text:style-name="P4"><text:s text:c="8"/>}</text:p>
      <text:p text:style-name="P4"><text:s text:c="4"/>}while(count != p &amp;&amp; process != -1);</text:p>
      <text:p text:style-name="P4"><text:s text:c="4"/>if(count == p){</text:p>
      <text:p text:style-name="P4"><text:s text:c="8"/>printf("\nThe system is in a safe state\n");</text:p>
      <text:p text:style-name="P4"><text:s text:c="8"/>printf("Safe Sequence : ");</text:p>
      <text:p text:style-name="P4"><text:s text:c="8"/>for( i = 0; i &lt; p; i++)</text:p>
      <text:p text:style-name="P4"><text:soft-page-break/><text:s text:c="12"/>printf("P%d ", safeSequence[i]);</text:p>
      <text:p text:style-name="P4"><text:s text:c="8"/>printf("\n");</text:p>
      <text:p text:style-name="P4"><text:s text:c="4"/>}else</text:p>
      <text:p text:style-name="P4"><text:s text:c="8"/>printf("\nThe system is in an unsafe state\n");</text:p>
      <text:p text:style-name="P4">}</text:p>
      <text:p text:style-name="P4"/>
      <text:p text:style-name="P4">void resourceAlloc(){</text:p>
      <text:p text:style-name="P4"><text:s text:c="4"/>int resource[10][10];</text:p>
      <text:p text:style-name="P4"><text:s text:c="4"/>int granted=1;</text:p>
      <text:p text:style-name="P4"><text:s text:c="4"/>printf("Enter the resource allocation : \n");</text:p>
      <text:p text:style-name="P4"><text:s text:c="4"/>for(i = 0; i &lt; p; i++) {</text:p>
      <text:p text:style-name="P4"><text:s text:c="8"/>printf("\nFor process %d : ",i );</text:p>
      <text:p text:style-name="P4"><text:s text:c="8"/>for(j = 0; j &lt; r; j++)</text:p>
      <text:p text:style-name="P4"><text:s text:c="8"/>scanf("%d", &amp;resource[i][j]);</text:p>
      <text:p text:style-name="P4"><text:s text:c="4"/>}</text:p>
      <text:p text:style-name="P4"><text:s text:c="4"/>for(int i=0;i&lt;p;i++){</text:p>
      <text:p text:style-name="P4"><text:s text:c="8"/>for(int j=0;j&lt;r;j++){</text:p>
      <text:p text:style-name="P4"><text:s text:c="12"/>if(resource[i][j] &gt; need[i][j]){</text:p>
      <text:p text:style-name="P4"><text:s text:c="16"/>granted=0;</text:p>
      <text:p text:style-name="P4"><text:s text:c="16"/>break;</text:p>
      <text:p text:style-name="P4"><text:s text:c="12"/>}</text:p>
      <text:p text:style-name="P4"><text:s text:c="12"/>if(resource[i][j] &gt; avail[j]){</text:p>
      <text:p text:style-name="P4"><text:s text:c="16"/>granted=0;</text:p>
      <text:p text:style-name="P4"><text:s text:c="16"/>break;</text:p>
      <text:p text:style-name="P4"><text:s text:c="12"/>}</text:p>
      <text:p text:style-name="P4"><text:s text:c="8"/>}</text:p>
      <text:p text:style-name="P4"><text:s text:c="8"/>if(granted==1){</text:p>
      <text:p text:style-name="P4"><text:s text:c="12"/>avail[j] -= resource[i][j];</text:p>
      <text:p text:style-name="P4"><text:s text:c="12"/>alloc[i][j] += resource[i][j];</text:p>
      <text:p text:style-name="P4"><text:s text:c="12"/>need[i][j] -= resource[i][j];</text:p>
      <text:p text:style-name="P4"><text:s text:c="8"/>}</text:p>
      <text:p text:style-name="P4"><text:s text:c="4"/>}</text:p>
      <text:p text:style-name="P4"><text:s text:c="4"/>if(granted==1)</text:p>
      <text:p text:style-name="P4"><text:s text:c="8"/>printf("Resource request granted\n");</text:p>
      <text:p text:style-name="P4"><text:s text:c="4"/>safesequence();</text:p>
      <text:p text:style-name="P4">}</text:p>
      <text:p text:style-name="P4"/>
      <text:p text:style-name="P4">void main(){</text:p>
      <text:p text:style-name="P4"><text:s text:c="4"/>printf("Enter the no of processes : ");</text:p>
      <text:p text:style-name="P4"><text:s text:c="4"/>scanf("%d", &amp;p);</text:p>
      <text:p text:style-name="P4"><text:s text:c="4"/>for(i = 0; i&lt; p; i++)</text:p>
      <text:p text:style-name="P4"><text:s text:c="8"/>finish[i] = 0;</text:p>
      <text:p text:style-name="P4"><text:s text:c="4"/>printf("\nEnter the no of resources : ");</text:p>
      <text:p text:style-name="P4"><text:s text:c="4"/>scanf("%d", &amp;r);</text:p>
      <text:p text:style-name="P4"><text:s text:c="4"/>printf("\nEnter the total resources available : ");</text:p>
      <text:p text:style-name="P4"><text:s text:c="4"/>for(int i = 0;i&lt; r;i++){</text:p>
      <text:p text:style-name="P4"><text:s text:c="8"/>scanf("%d",&amp;tot[i]);</text:p>
      <text:p text:style-name="P4"><text:s text:c="4"/>}</text:p>
      <text:p text:style-name="P4"><text:s text:c="4"/>printf("\n\nEnter the Max Matrix for each process : ");</text:p>
      <text:p text:style-name="P4"><text:s text:c="4"/>for(i = 0; i &lt; p; i++){</text:p>
      <text:p text:style-name="P4"><text:s text:c="8"/>printf("\nFor process %d : ", i );</text:p>
      <text:p text:style-name="P4"><text:s text:c="8"/>for(j = 0; j &lt; r; j++)</text:p>
      <text:p text:style-name="P4"><text:soft-page-break/><text:s text:c="12"/>scanf("%d", &amp;Max[i][j]);</text:p>
      <text:p text:style-name="P4"><text:s text:c="4"/>}</text:p>
      <text:p text:style-name="P4"><text:s text:c="4"/>printf("\n\nEnter the allocation for each process : ");</text:p>
      <text:p text:style-name="P4"><text:s text:c="4"/>for(i = 0; i &lt; p; i++){</text:p>
      <text:p text:style-name="P4"><text:s text:c="8"/>printf("\nFor process %d : ",i );</text:p>
      <text:p text:style-name="P4"><text:s text:c="8"/>for(j = 0; j &lt; r; j++)</text:p>
      <text:p text:style-name="P4"><text:s text:c="12"/>scanf("%d", &amp;alloc[i][j]);</text:p>
      <text:p text:style-name="P4"><text:s text:c="4"/>}</text:p>
      <text:p text:style-name="P4"><text:s text:c="4"/>for(int i =0;i&lt;r;i++){</text:p>
      <text:p text:style-name="P4"><text:s text:c="8"/>int allo=0;</text:p>
      <text:p text:style-name="P4"><text:s text:c="8"/>for(int j =0;j&lt;p;j++){</text:p>
      <text:p text:style-name="P4"><text:s text:c="12"/>allo+=alloc[j][i];</text:p>
      <text:p text:style-name="P4"><text:s text:c="8"/>}</text:p>
      <text:p text:style-name="P4"><text:s text:c="8"/>avail[i]=tot[i]-allo;</text:p>
      <text:p text:style-name="P4"><text:s text:c="4"/>}</text:p>
      <text:p text:style-name="P4"><text:s text:c="4"/>printf("\nAvailable Resources : ");</text:p>
      <text:p text:style-name="P4"><text:s text:c="4"/>for(int i = 0; i &lt; r; i++) <text:s/>{</text:p>
      <text:p text:style-name="P4"><text:s text:c="8"/>printf("%d",avail[i]);</text:p>
      <text:p text:style-name="P4"><text:s text:c="8"/>work[i]=avail[i];</text:p>
      <text:p text:style-name="P4"><text:s text:c="8"/>finish[i]=0;</text:p>
      <text:p text:style-name="P4"><text:s text:c="4"/>}</text:p>
      <text:p text:style-name="P4"><text:s text:c="4"/>for(i = 0; i &lt; p; i++)</text:p>
      <text:p text:style-name="P4"><text:s text:c="8"/>for(j = 0; j &lt; r; j++)</text:p>
      <text:p text:style-name="P4"><text:s text:c="12"/>need[i][j] = Max[i][j] - alloc[i][j];</text:p>
      <text:p text:style-name="P4"><text:s text:c="4"/>safesequence();</text:p>
      <text:p text:style-name="P4"><text:s text:c="4"/>for(int i =0;i&lt;r;i++){</text:p>
      <text:p text:style-name="P4"><text:s text:c="8"/>work[i]=avail[i];</text:p>
      <text:p text:style-name="P4"><text:s text:c="8"/>finish[i]=0;</text:p>
      <text:p text:style-name="P4"><text:s text:c="4"/>}</text:p>
      <text:p text:style-name="P4"><text:s text:c="4"/>resourceAlloc();</text:p>
      <text:p text:style-name="P4">}</text:p>
      <text:p text:style-name="P4"/>
      <text:p text:style-name="P4"/>
      <text:p text:style-name="P2">output:</text:p>
      <text:p text:style-name="P4"/>
      <text:p text:style-name="P4">Enter the no of processes : 3</text:p>
      <text:p text:style-name="P4"/>
      <text:p text:style-name="P4">Enter the no of resources : 3</text:p>
      <text:p text:style-name="P4"/>
      <text:p text:style-name="P4">Enter the total resources available : 8 5 4</text:p>
      <text:p text:style-name="P4"/>
      <text:p text:style-name="P4"/>
      <text:p text:style-name="P4">Enter the Max Matrix for each process : </text:p>
      <text:p text:style-name="P4">For process 0 : 6 2 0 <text:s/></text:p>
      <text:p text:style-name="P4"/>
      <text:p text:style-name="P4">For process 1 : 3 3 3</text:p>
      <text:p text:style-name="P4"/>
      <text:p text:style-name="P4">For process 2 : 8 4 3</text:p>
      <text:p text:style-name="P4"/>
      <text:p text:style-name="P4"/>
      <text:p text:style-name="P4">Enter the allocation for each process : </text:p>
      <text:p text:style-name="P4">For process 0 : 3 2 0</text:p>
      <text:p text:style-name="P4"><text:soft-page-break/></text:p>
      <text:p text:style-name="P4">For process 1 : 2 1 1</text:p>
      <text:p text:style-name="P4"/>
      <text:p text:style-name="P4">For process 2 : 0 0 1</text:p>
      <text:p text:style-name="P4"/>
      <text:p text:style-name="P4">Available Resources : 322</text:p>
      <text:p text:style-name="P4"><text:s/>Max matrix: <text:s text:c="3"/>Allocation matrix:</text:p>
      <text:p text:style-name="P4">6 2 0 <text:s text:c="10"/>3 2 0 </text:p>
      <text:p text:style-name="P4">3 3 3 <text:s text:c="10"/>2 1 1 </text:p>
      <text:p text:style-name="P4">8 4 3 <text:s text:c="10"/>0 0 1 </text:p>
      <text:p text:style-name="P4"/>
      <text:p text:style-name="P4">The system is in a safe state</text:p>
      <text:p text:style-name="P4">Safe Sequence : P0 P1 P2 </text:p>
      <text:p text:style-name="P4">Enter the resource allocation : </text:p>
      <text:p text:style-name="P4"/>
      <text:p text:style-name="P4">For process 0 : 0 0 0</text:p>
      <text:p text:style-name="P4"/>
      <text:p text:style-name="P4">For process 1 : 0 0 0</text:p>
      <text:p text:style-name="P4"/>
      <text:p text:style-name="P4">For process 2 : 0 0 2</text:p>
      <text:p text:style-name="P4">Resource request granted</text:p>
      <text:p text:style-name="P4"/>
      <text:p text:style-name="P4"><text:s/>Max matrix: <text:s text:c="3"/>Allocation matrix:</text:p>
      <text:p text:style-name="P4">6 2 0 <text:s text:c="10"/>3 2 0 </text:p>
      <text:p text:style-name="P4">3 3 3 <text:s text:c="10"/>2 1 1 </text:p>
      <text:p text:style-name="P4">8 4 3 <text:s text:c="10"/>0 0 1 </text:p>
      <text:p text:style-name="P4"/>
      <text:p text:style-name="P4">The system is in an unsafe st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21:09:40.268973639</meta:creation-date>
    <dc:date>2023-05-29T00:07:41.487366929</dc:date>
    <meta:editing-duration>PT48M10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0" meta:paragraph-count="374" meta:word-count="1344" meta:character-count="8872" meta:non-whitespace-character-count="6426"/>
  </office:meta>
</office:document-meta>
</file>